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4F00000047A51E8402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cm" svg:y="0.91cm" svg:width="11.001cm" svg:height="9.973cm" draw:z-index="0"><draw:image xlink:href="Pictures/10000000000004F00000047A51E84026.t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2cm" fo:page-height="12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Robert Marquardt</meta:initial-creator>
    <meta:creation-date>2007-03-08T19:47:16</meta:creation-date>
    <dc:creator>Robert Marquardt</dc:creator>
    <dc:date>2007-03-09T10:30:23</dc:date>
    <dc:language>de-DE</dc:language>
    <meta:editing-cycles>3</meta:editing-cycles>
    <meta:editing-duration>PT5M4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